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3.5571in"/>
    </style:style>
    <style:style style:name="co35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9201in"/>
    </style:style>
    <style:style style:name="co40" style:family="table-column">
      <style:table-column-properties fo:break-before="auto" style:column-width="0.9083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8008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0.7165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146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4638in"/>
    </style:style>
    <style:style style:name="co63" style:family="table-column">
      <style:table-column-properties fo:break-before="auto" style:column-width="0.4256in"/>
    </style:style>
    <style:style style:name="co64" style:family="table-column">
      <style:table-column-properties fo:break-before="auto" style:column-width="0.3102in"/>
    </style:style>
    <style:style style:name="co65" style:family="table-column">
      <style:table-column-properties fo:break-before="auto" style:column-width="1.5075in"/>
    </style:style>
    <style:style style:name="co66" style:family="table-column">
      <style:table-column-properties fo:break-before="auto" style:column-width="1.2953in"/>
    </style:style>
    <style:style style:name="co67" style:family="table-column">
      <style:table-column-properties fo:break-before="auto" style:column-width="1.3429in"/>
    </style:style>
    <style:style style:name="co68" style:family="table-column">
      <style:table-column-properties fo:break-before="auto" style:column-width="1.2465in"/>
    </style:style>
    <style:style style:name="co69" style:family="table-column">
      <style:table-column-properties fo:break-before="auto" style:column-width="2.1772in"/>
    </style:style>
    <style:style style:name="co70" style:family="table-column">
      <style:table-column-properties fo:break-before="auto" style:column-width="0.3862in"/>
    </style:style>
    <style:style style:name="co71" style:family="table-column">
      <style:table-column-properties fo:break-before="auto" style:column-width="1.8071in"/>
    </style:style>
    <style:style style:name="co72" style:family="table-column">
      <style:table-column-properties fo:break-before="auto" style:column-width="1.0374in"/>
    </style:style>
    <style:style style:name="co73" style:family="table-column">
      <style:table-column-properties fo:break-before="auto" style:column-width="1.7339in"/>
    </style:style>
    <style:style style:name="co74" style:family="table-column">
      <style:table-column-properties fo:break-before="auto" style:column-width="0.7126in"/>
    </style:style>
    <style:style style:name="co75" style:family="table-column">
      <style:table-column-properties fo:break-before="auto" style:column-width="0.3752in"/>
    </style:style>
    <style:style style:name="co76" style:family="table-column">
      <style:table-column-properties fo:break-before="auto" style:column-width="2.3283in"/>
    </style:style>
    <style:style style:name="co77" style:family="table-column">
      <style:table-column-properties fo:break-before="auto" style:column-width="0.2744in"/>
    </style:style>
    <style:style style:name="co78" style:family="table-column">
      <style:table-column-properties fo:break-before="auto" style:column-width="2.4126in"/>
    </style:style>
    <style:style style:name="co79" style:family="table-column">
      <style:table-column-properties fo:break-before="auto" style:column-width="0.75in"/>
    </style:style>
    <style:style style:name="co83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061in"/>
    </style:style>
    <style:style style:name="co87" style:family="table-column">
      <style:table-column-properties fo:break-before="auto" style:column-width="2.9335in"/>
    </style:style>
    <style:style style:name="co88" style:family="table-column">
      <style:table-column-properties fo:break-before="auto" style:column-width="0.3256in"/>
    </style:style>
    <style:style style:name="co89" style:family="table-column">
      <style:table-column-properties fo:break-before="auto" style:column-width="1.9583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3.411in"/>
    </style:style>
    <style:style style:name="co92" style:family="table-column">
      <style:table-column-properties fo:break-before="auto" style:column-width="0.2689in"/>
    </style:style>
    <style:style style:name="co93" style:family="table-column">
      <style:table-column-properties fo:break-before="auto" style:column-width="1.248in"/>
    </style:style>
    <style:style style:name="co94" style:family="table-column">
      <style:table-column-properties fo:break-before="auto" style:column-width="0.6118in"/>
    </style:style>
    <style:style style:name="co95" style:family="table-column">
      <style:table-column-properties fo:break-before="auto" style:column-width="0.8189in"/>
    </style:style>
    <style:style style:name="co96" style:family="table-column">
      <style:table-column-properties fo:break-before="auto" style:column-width="0.7693in"/>
    </style:style>
    <style:style style:name="co98" style:family="table-column">
      <style:table-column-properties fo:break-before="auto" style:column-width="0.5457in"/>
    </style:style>
    <style:style style:name="co99" style:family="table-column">
      <style:table-column-properties fo:break-before="auto" style:column-width="0.8366in"/>
    </style:style>
    <style:style style:name="co100" style:family="table-column">
      <style:table-column-properties fo:break-before="auto" style:column-width="0.5374in"/>
    </style:style>
    <style:style style:name="co101" style:family="table-column">
      <style:table-column-properties fo:break-before="auto" style:column-width="0.6236in"/>
    </style:style>
    <style:style style:name="co102" style:family="table-column">
      <style:table-column-properties fo:break-before="auto" style:column-width="2.0083in"/>
    </style:style>
    <style:style style:name="co103" style:family="table-column">
      <style:table-column-properties fo:break-before="auto" style:column-width="1.3008in"/>
    </style:style>
    <style:style style:name="co104" style:family="table-column">
      <style:table-column-properties fo:break-before="auto" style:column-width="0.5055in"/>
    </style:style>
    <style:style style:name="co105" style:family="table-column">
      <style:table-column-properties fo:break-before="auto" style:column-width="0.7209in"/>
    </style:style>
    <style:style style:name="co106" style:family="table-column">
      <style:table-column-properties fo:break-before="auto" style:column-width="0.6744in"/>
    </style:style>
    <style:style style:name="co107" style:family="table-column">
      <style:table-column-properties fo:break-before="auto" style:column-width="0.9in"/>
    </style:style>
    <style:style style:name="co108" style:family="table-column">
      <style:table-column-properties fo:break-before="auto" style:column-width="1.2016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1" style:family="table-row">
      <style:table-row-properties style:row-height="0.2154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654in" fo:break-before="auto" style:use-optimal-row-height="true"/>
    </style:style>
    <style:style style:name="ro28" style:family="table-row">
      <style:table-row-properties style:row-height="0.5902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2201in" fo:break-before="auto" style:use-optimal-row-height="true"/>
    </style:style>
    <style:style style:name="ro42" style:family="table-row">
      <style:table-row-properties style:row-height="0.2362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96" style:family="table-cell" style:parent-style-name="Default">
      <style:table-cell-properties fo:border="none" style:vertical-align="middle"/>
      <style:text-properties style:font-name="Avenir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81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4" style:family="table-cell" style:parent-style-name="Default">
      <style:table-cell-properties fo:wrap-option="no-wrap" style:vertical-align="middle"/>
    </style:style>
    <style:style style:name="ce1865" style:family="table-cell" style:parent-style-name="Default">
      <style:table-cell-properties fo:wrap-option="wrap" style:vertical-align="middle"/>
    </style:style>
    <style:style style:name="ce186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6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6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69" style:family="table-cell" style:parent-style-name="Default" style:data-style-name="N100">
      <style:text-properties style:font-name="Avenir" fo:font-weight="bold"/>
    </style:style>
    <style:style style:name="ce187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1" style:family="table-cell" style:parent-style-name="Default" style:data-style-name="N100">
      <style:text-properties style:font-name="Avenir" fo:font-weight="normal"/>
    </style:style>
    <style:style style:name="ce187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fo:color="#ff0000" style:font-name="Avenir" fo:font-weight="bold"/>
    </style:style>
    <style:style style:name="ce187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76" style:family="table-cell" style:parent-style-name="Default">
      <style:text-properties style:font-name="Avenir" fo:font-weight="normal"/>
    </style:style>
    <style:style style:name="ce201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7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8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87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7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0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13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2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1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46" style:family="table-cell" style:parent-style-name="Default">
      <style:table-cell-properties fo:border="0.74pt solid #000000" style:vertical-align="middle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25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3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1" fo:font-style="normal" style:font-style-asian="normal" style:font-style-complex="normal"/>
    </style:style>
    <style:style style:name="ce9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3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8" style:family="table-cell" style:parent-style-name="Default">
      <style:table-cell-properties style:vertical-align="middle"/>
      <style:text-properties style:font-name="Avenir1"/>
    </style:style>
    <style:style style:name="ce179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9" style:family="table-cell" style:parent-style-name="Default">
      <style:table-cell-properties fo:background-color="transparent" style:vertical-align="middle"/>
      <style:text-properties style:font-name="Avenir1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17" style:family="table-cell" style:parent-style-name="Default">
      <style:table-cell-properties style:vertical-align="middle"/>
      <style:text-properties style:use-window-font-color="true" style:font-name="Avenir1"/>
    </style:style>
    <style:style style:name="ce181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fo:color="#c9211e" style:font-name="Avenir1" fo:font-weight="normal" style:font-weight-asian="normal" style:font-weight-complex="normal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28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ext-properties fo:font-size="8pt" style:font-size-asian="8pt" style:font-size-complex="8pt"/>
    </style:style>
    <style:style style:name="ce18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wrap-option="no-wrap" style:vertical-align="middle"/>
    </style:style>
    <style:style style:name="ce1811" style:family="table-cell" style:parent-style-name="Default">
      <style:table-cell-properties fo:wrap-option="wrap" style:vertical-align="middle"/>
    </style:style>
    <style:style style:name="ce181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5" style:family="table-cell" style:parent-style-name="Default" style:data-style-name="N100">
      <style:text-properties style:font-name="Avenir" fo:font-weight="bold"/>
    </style:style>
    <style:style style:name="ce181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23" style:family="table-cell" style:parent-style-name="Default" style:data-style-name="N100">
      <style:text-properties style:font-name="Avenir" fo:font-weight="normal"/>
    </style:style>
    <style:style style:name="ce182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5" style:family="table-cell" style:parent-style-name="Default" style:data-style-name="N100">
      <style:text-properties fo:color="#ff0000" style:font-name="Avenir" fo:font-weight="bold"/>
    </style:style>
    <style:style style:name="ce182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77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86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8" style:family="text">
      <style:text-properties fo:color="#bf0041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73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+[$Misztikus.F17]" office:value-type="float" office:value="0" calcext:value-type="float">
            <text:p>0</text:p>
          </table:table-cell>
          <table:table-cell table:style-name="ce67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 table:number-columns-repeated="2"/>
          <table:table-cell table:style-name="ce5" table:number-columns-repeated="4"/>
        </table:table-row>
        <table:table-row table:style-name="ro33">
          <table:table-cell table:style-name="ce28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0"/>
          <table:table-cell table:style-name="ce150" table:content-validation-name="val2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28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0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13"/>
          <table:covered-table-cell table:style-name="ce155"/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94"/>
          <table:table-cell table:style-name="ce143" office:value-type="string" calcext:value-type="string">
            <text:p>MP</text:p>
          </table:table-cell>
          <table:table-cell table:style-name="ce59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95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95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95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95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95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95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95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7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95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Össz harcmodor</text:p>
          </table:table-cell>
          <table:table-cell table:style-name="ce673" table:formula="of:=SUM([.K16:.K23])" office:value-type="float" office:value="0" calcext:value-type="float">
            <text:p>0</text:p>
          </table:table-cell>
          <table:table-cell table:style-name="ce67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95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73" table:content-validation-name="val67" office:value-type="string" calcext:value-type="string">
            <text:p>Primer képzettség</text:p>
          </table:table-cell>
          <table:table-cell table:style-name="ce673" table:formula="of:=SUM([.K28:.K29])+SUM([.K38:.K42])" office:value-type="float" office:value="0" calcext:value-type="float">
            <text:p>0</text:p>
          </table:table-cell>
          <table:table-cell table:style-name="ce67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73" office:value-type="string" calcext:value-type="string">
            <text:p>Mesterfegyver</text:p>
          </table:table-cell>
          <table:table-cell table:style-name="ce673" table:formula="of:=[.E58]" office:value-type="float" office:value="0" calcext:value-type="float">
            <text:p>0</text:p>
          </table:table-cell>
          <table:table-cell table:style-name="ce67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673" office:value-type="string" calcext:value-type="string">
            <text:p>Primer Fortélyok</text:p>
          </table:table-cell>
          <table:table-cell table:style-name="ce673" table:formula="of:=SUM([.E33:.E46])" office:value-type="float" office:value="0" calcext:value-type="float">
            <text:p>0</text:p>
          </table:table-cell>
          <table:table-cell table:style-name="ce67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73" office:value-type="string" calcext:value-type="string">
            <text:p>Pszí + Mágia</text:p>
          </table:table-cell>
          <table:table-cell table:style-name="ce673" table:formula="of:=[$Misztikus.E4]" office:value-type="float" office:value="0" calcext:value-type="float">
            <text:p>0</text:p>
          </table:table-cell>
          <table:table-cell table:style-name="ce67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87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0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2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3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3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4" table:number-columns-spanned="3" table:number-rows-spanned="1"/>
          <table:covered-table-cell table:number-columns-repeated="2" table:style-name="ce602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7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72" table:content-validation-name="val55" table:number-columns-spanned="3" table:number-rows-spanned="1"/>
          <table:covered-table-cell table:number-columns-repeated="2" table:style-name="ce602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7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72" table:content-validation-name="val56" office:value-type="string" calcext:value-type="string">
            <text:p>Szakma:</text:p>
          </table:table-cell>
          <table:table-cell table:style-name="ce604" table:content-validation-name="val63" table:number-columns-spanned="2" table:number-rows-spanned="1"/>
          <table:covered-table-cell table:style-name="ce604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1"/>
          <table:covered-table-cell table:style-name="Default"/>
          <table:table-cell table:style-name="ce626" office:value-type="string" calcext:value-type="string" table:number-columns-spanned="2" table:number-rows-spanned="1">
            <text:p>Fok</text:p>
          </table:table-cell>
          <table:covered-table-cell table:style-name="ce62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31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31" table:content-validation-name="val66" table:number-columns-spanned="2" table:number-rows-spanned="1"/>
          <table:covered-table-cell table:style-name="ce631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634" table:content-validation-name="val66" table:number-columns-spanned="2" table:number-rows-spanned="1"/>
          <table:covered-table-cell table:style-name="ce63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52"/>
        <table:table-column table:style-name="co34" table:default-cell-style-name="ce1189"/>
        <table:table-column table:style-name="co14" table:number-columns-repeated="16372" table:default-cell-style-name="ce1189"/>
        <table:table-row table:style-name="ro3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270"/>
          <table:covered-table-cell table:number-columns-repeated="5" table:style-name="ce27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270" table:number-columns-spanned="7" table:number-rows-spanned="1"/>
          <table:covered-table-cell table:number-columns-repeated="6" table:style-name="ce27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70" table:number-columns-spanned="6" table:number-rows-spanned="1"/>
          <table:covered-table-cell table:number-columns-repeated="5" table:style-name="ce27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854" office:value-type="string" calcext:value-type="string" table:number-columns-spanned="3" table:number-rows-spanned="1">
            <text:p>Származás</text:p>
          </table:table-cell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270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70" table:content-validation-name="val56" table:number-columns-spanned="6" table:number-rows-spanned="1"/>
          <table:covered-table-cell table:number-columns-repeated="5" table:style-name="ce27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27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4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4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854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15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5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03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03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3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0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03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33" table:content-validation-name="val84" table:number-columns-spanned="3" table:number-rows-spanned="1"/>
          <table:covered-table-cell table:style-name="ce847" table:content-validation-name="val84"/>
          <table:covered-table-cell table:style-name="ce84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01" table:content-validation-name="val56"/>
          <table:covered-table-cell/>
          <table:table-cell table:style-name="ce60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848" table:content-validation-name="val84"/>
          <table:covered-table-cell table:style-name="ce848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846"/>
          <table:table-cell table:style-name="ce522" table:content-validation-name="val88" office:value-type="float" office:value="3" calcext:value-type="float">
            <text:p>3</text:p>
          </table:table-cell>
          <table:table-cell table:style-name="ce873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33" table:content-validation-name="val86" table:number-columns-spanned="2" table:number-rows-spanned="1"/>
          <table:covered-table-cell table:style-name="ce846"/>
          <table:table-cell table:style-name="ce847" table:content-validation-name="val90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4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15" office:value-type="string" calcext:value-type="string" table:number-columns-spanned="2" table:number-rows-spanned="1">
            <text:p>Hely</text:p>
          </table:table-cell>
          <table:covered-table-cell table:style-name="ce846"/>
          <table:table-cell table:style-name="ce745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846"/>
          <table:table-cell table:style-name="ce527" table:content-validation-name="val91" office:value-type="float" office:value="3" calcext:value-type="float">
            <text:p>3</text:p>
          </table:table-cell>
          <table:table-cell table:style-name="ce873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715" office:value-type="string" calcext:value-type="string" table:number-columns-spanned="2" table:number-rows-spanned="1">
            <text:p>Név</text:p>
          </table:table-cell>
          <table:covered-table-cell table:style-name="ce7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33" table:content-validation-name="val56" table:number-columns-spanned="2" table:number-rows-spanned="1"/>
          <table:covered-table-cell table:style-name="ce846" table:content-validation-name="val56"/>
          <table:table-cell table:style-name="ce847" table:content-validation-name="val92"/>
          <table:table-cell table:style-name="ce84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848" table:content-validation-name="val92"/>
          <table:table-cell table:style-name="ce848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85"/>
        <table:table-column table:style-name="co37" table:default-cell-style-name="ce985"/>
        <table:table-column table:style-name="co38" table:default-cell-style-name="ce985"/>
        <table:table-column table:style-name="co39" table:default-cell-style-name="ce985"/>
        <table:table-column table:style-name="co40" table:number-columns-repeated="5" table:default-cell-style-name="ce985"/>
        <table:table-column table:style-name="co41" table:default-cell-style-name="ce985"/>
        <table:table-column table:style-name="co14" table:default-cell-style-name="ce985"/>
        <table:table-column table:style-name="co42" table:default-cell-style-name="ce985"/>
        <table:table-column table:style-name="co43" table:default-cell-style-name="ce985"/>
        <table:table-column table:style-name="co44" table:default-cell-style-name="ce985"/>
        <table:table-column table:style-name="co45" table:default-cell-style-name="ce985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85"/>
        <table:table-column table:style-name="co14" table:number-columns-repeated="16128" table:default-cell-style-name="ce985"/>
        <table:table-row table:style-name="ro3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5"/>
          <table:covered-table-cell table:number-columns-repeated="5" table:style-name="ce991"/>
          <table:covered-table-cell table:number-columns-repeated="2" table:style-name="ce9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4">
          <table:table-cell table:style-name="ce925"/>
          <table:table-cell table:style-name="ce925" table:number-columns-spanned="6" table:number-rows-spanned="1"/>
          <table:covered-table-cell table:number-columns-repeated="5" table:style-name="ce925"/>
          <table:table-cell table:style-name="ce925" table:number-columns-repeated="8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86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6" table:content-validation-name="val132" office:value-type="string" calcext:value-type="string">
            <text:p>Módosítók</text:p>
          </table:table-cell>
          <table:table-cell table:style-name="ce986" table:content-validation-name="val139" office:value-type="string" calcext:value-type="string">
            <text:p>Összesen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Összesen felvett HM:</text:p>
          </table:table-cell>
          <table:covered-table-cell table:style-name="ce925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4" table:content-validation-name="val122" office:value-type="float" office:value="10" calcext:value-type="float">
            <text:p>10</text:p>
          </table:table-cell>
          <table:table-cell table:style-name="ce1064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9" table:content-validation-name="val140" table:formula="of:=[.C4]+[.D4]" office:value-type="float" office:value="15" calcext:value-type="float">
            <text:p>15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Max felvehető HM:</text:p>
          </table:table-cell>
          <table:covered-table-cell table:style-name="ce925"/>
          <table:table-cell table:style-name="ce1206" table:content-validation-name="val164" table:formula="of:=[Data.K19]*[Alapértékek.D8]" office:value-type="float" office:value="30" calcext:value-type="float">
            <text:p>3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64" table:content-validation-name="val122" office:value-type="float" office:value="20" calcext:value-type="float">
            <text:p>20</text:p>
          </table:table-cell>
          <table:table-cell table:style-name="ce1064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09" table:content-validation-name="val141" table:formula="of:=[.C5]+[.B5]+[.D5]" office:value-type="float" office:value="20" calcext:value-type="float">
            <text:p>20</text:p>
          </table:table-cell>
          <table:table-cell table:style-name="ce925" table:number-columns-repeated="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64" table:content-validation-name="val122" office:value-type="float" office:value="120" calcext:value-type="float">
            <text:p>120</text:p>
          </table:table-cell>
          <table:table-cell table:style-name="ce1064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09" table:content-validation-name="val142" table:formula="of:=[.C6]+[.B6]+[.D6]" office:value-type="float" office:value="120" calcext:value-type="float">
            <text:p>120</text:p>
          </table:table-cell>
          <table:table-cell table:style-name="ce925" table:number-columns-repeated="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925" table:number-columns-repeated="6"/>
          <table:table-cell table:style-name="ce1084" office:value-type="string" calcext:value-type="string" table:number-columns-spanned="2" table:number-rows-spanned="1">
            <text:p>Össz felvett CM:</text:p>
          </table:table-cell>
          <table:covered-table-cell table:style-name="ce925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2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64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09" table:content-validation-name="val143" table:formula="of:=[.C8]+[.B8]+[.D8]" office:value-type="float" office:value="-30" calcext:value-type="float">
            <text:p>-30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Max felvehető CM:</text:p>
          </table:table-cell>
          <table:covered-table-cell table:style-name="ce925"/>
          <table:table-cell table:style-name="ce1206" table:content-validation-name="val165" table:formula="of:=[Data.K22]*[Alapértékek.$D$8]" office:value-type="float" office:value="20" calcext:value-type="float">
            <text:p>2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25" table:number-columns-spanned="9" table:number-rows-spanned="1"/>
          <table:covered-table-cell table:number-columns-repeated="5" table:style-name="ce991"/>
          <table:covered-table-cell table:number-columns-repeated="3" table:style-name="ce9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25"/>
          <table:table-cell table:style-name="ce1084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25"/>
          <table:table-cell table:style-name="ce1084" office:value-type="string" calcext:value-type="string" table:number-columns-spanned="2" table:number-rows-spanned="1">
            <text:p>Átlag HM</text:p>
          </table:table-cell>
          <table:covered-table-cell table:style-name="ce925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840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5"/>
          <table:table-cell/>
          <table:table-cell table:style-name="ce925" table:number-columns-repeated="4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5" table:content-validation-name="val124" office:value-type="string" calcext:value-type="string">
            <text:p>Szint</text:p>
          </table:table-cell>
          <table:table-cell table:style-name="ce1065" office:value-type="string" calcext:value-type="string">
            <text:p>KÉ</text:p>
          </table:table-cell>
          <table:table-cell table:style-name="ce1065" office:value-type="string" calcext:value-type="string">
            <text:p>TÉ/CÉ</text:p>
          </table:table-cell>
          <table:table-cell table:style-name="ce1065" office:value-type="string" calcext:value-type="string">
            <text:p>VÉ</text:p>
          </table:table-cell>
          <table:table-cell table:style-name="ce1065" table:content-validation-name="val151" office:value-type="string" calcext:value-type="string">
            <text:p>Harckeret</text:p>
          </table:table-cell>
          <table:table-cell table:style-name="ce106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1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1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1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1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25" table:number-columns-repeated="2"/>
          <table:table-cell table:number-columns-repeated="2"/>
          <table:table-cell table:style-name="ce925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7">
          <table:table-cell table:style-name="ce931" table:number-columns-spanned="9" table:number-rows-spanned="1"/>
          <table:covered-table-cell table:number-columns-repeated="7" table:style-name="ce931"/>
          <table:covered-table-cell table:style-name="ce1215"/>
          <table:table-cell table:style-name="ce93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5"/>
          <table:covered-table-cell table:number-columns-repeated="5" table:style-name="ce580"/>
          <table:covered-table-cell table:style-name="ce995"/>
          <table:covered-table-cell table:style-name="ce115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6" table:content-validation-name="val56" office:value-type="string" calcext:value-type="string">
            <text:p>Fegyver</text:p>
          </table:table-cell>
          <table:table-cell table:style-name="ce996" table:content-validation-name="val56" office:value-type="string" calcext:value-type="string">
            <text:p>Sebesség</text:p>
          </table:table-cell>
          <table:table-cell table:style-name="ce106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Komment</text:p>
          </table:table-cell>
          <table:covered-table-cell table:style-name="ce1003"/>
          <table:table-cell table:style-name="ce931"/>
          <table:table-cell table:style-name="ce840"/>
          <table:table-cell table:number-columns-repeated="2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72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72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72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1"/>
          <table:table-cell table:style-name="ce991" table:number-columns-repeated="2"/>
          <table:table-cell table:style-name="ce109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72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72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72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7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4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48" table:number-columns-spanned="2" table:number-rows-spanned="1"/>
          <table:covered-table-cell table:style-name="ce948"/>
          <table:table-cell table:style-name="ce835"/>
          <table:table-cell table:style-name="Default" table:number-columns-repeated="3"/>
          <table:table-cell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3"/>
          <table:table-cell table:style-name="ce931"/>
          <table:table-cell table:style-name="Default" table:number-columns-repeated="3"/>
          <table:table-cell table:style-name="ce840"/>
          <table:table-cell table:style-name="ce991" table:number-columns-repeated="2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36" table:content-validation-name="val101" office:value-type="string" calcext:value-type="string">
            <text:p>Távolsági fegyver</text:p>
          </table:table-cell>
          <table:table-cell table:style-name="ce996" table:content-validation-name="val56" office:value-type="string" calcext:value-type="string">
            <text:p>Sebesség</text:p>
          </table:table-cell>
          <table:table-cell table:style-name="ce106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8" office:value-type="string" calcext:value-type="string">
            <text:p>SP</text:p>
          </table:table-cell>
          <table:table-cell table:style-name="ce1068" office:value-type="string" calcext:value-type="string" table:number-columns-spanned="2" table:number-rows-spanned="1">
            <text:p>Hatótáv + Komment</text:p>
          </table:table-cell>
          <table:covered-table-cell table:style-name="ce1003"/>
          <table:table-cell table:style-name="ce931"/>
          <table:table-cell table:style-name="Default" table:number-columns-repeated="3"/>
          <table:table-cell table:style-name="ce840"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3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72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72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72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947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72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72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72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1"/>
          <table:covered-table-cell/>
          <table:covered-table-cell table:style-name="ce925"/>
          <table:covered-table-cell table:style-name="ce794"/>
          <table:table-cell table:style-name="ce925"/>
          <table:table-cell table:style-name="Default" table:number-columns-repeated="3"/>
          <table:table-cell table:style-name="ce925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9">
          <table:table-cell table:style-name="ce451" table:content-validation-name="val103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995" table:content-validation-name="val112"/>
          <table:table-cell table:style-name="ce9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5"/>
          <table:table-cell table:style-name="ce9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72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18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072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7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5"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8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72" table:content-validation-name="val153" table:formula="of:=[.G29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799"/>
          <table:table-cell table:style-name="ce9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72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54" table:content-validation-name="val153" table:formula="of:=[.G30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803"/>
          <table:table-cell table:style-name="ce9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58" table:number-columns-spanned="3" table:number-rows-spanned="1"/>
          <table:covered-table-cell table:number-columns-repeated="2" table:style-name="ce1181"/>
          <table:table-cell table:style-name="ce9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58" table:content-validation-name="val157"/>
          <table:covered-table-cell table:style-name="ce1181"/>
          <table:covered-table-cell table:style-name="ce925"/>
          <table:table-cell table:style-name="ce9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5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5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3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17" table:content-validation-name="val128" office:value-type="string" calcext:value-type="string">
            <text:p>Tám/kör</text:p>
          </table:table-cell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TÉ</text:p>
          </table:table-cell>
          <table:table-cell table:style-name="ce111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2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25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2" office:value-type="string" calcext:value-type="string">
            <text:p>TÉ</text:p>
          </table:table-cell>
          <table:table-cell table:style-name="ce12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03" table:number-columns-repeated="2"/>
          <table:table-cell table:style-name="ce633"/>
          <table:table-cell table:style-name="ce1003"/>
          <table:table-cell table:style-name="ce633" table:number-columns-repeated="3"/>
          <table:table-cell table:style-name="ce1034"/>
          <table:table-cell table:style-name="ce931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20" office:value-type="string" calcext:value-type="string">
            <text:p>Harckeret</text:p>
          </table:table-cell>
          <table:table-cell table:style-name="ce112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9" table:number-columns-spanned="2" table:number-rows-spanned="1"/>
          <table:covered-table-cell table:style-name="ce1029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2" office:value-type="string" calcext:value-type="string">
            <text:p>TÉ</text:p>
          </table:table-cell>
          <table:table-cell table:style-name="ce12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22"/>
          <table:table-cell table:style-name="ce633"/>
          <table:table-cell table:style-name="ce1082" office:value-type="string" calcext:value-type="string">
            <text:p>Szúró</text:p>
          </table:table-cell>
          <table:table-cell table:style-name="ce108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84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292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292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1" table:number-columns-repeated="238"/>
          <table:table-cell table:style-name="ce925"/>
          <table:table-cell table:number-columns-repeated="16128"/>
        </table:table-row>
        <table:table-row table:style-name="ro4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52" table:content-validation-name="val118" table:number-columns-spanned="2" table:number-rows-spanned="1"/>
          <table:covered-table-cell table:style-name="ce1082"/>
          <table:table-cell table:style-name="ce637" office:value-type="string" calcext:value-type="string">
            <text:p>MGT csökk</text:p>
          </table:table-cell>
          <table:table-cell table:style-name="ce1122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5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296" table:content-validation-name="val171" table:formula="of:=IF([.$B$53]&gt;0;[.O$60];0)" office:value-type="float" office:value="0" calcext:value-type="float">
            <text:p>0</text:p>
          </table:table-cell>
          <table:table-cell table:style-name="ce1296" table:formula="of:=[.P60]" office:value-type="float" office:value="0" calcext:value-type="float">
            <text:p>0</text:p>
          </table:table-cell>
          <table:table-cell table:style-name="ce907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52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4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52" table:content-validation-name="val120" table:number-columns-spanned="2" table:number-rows-spanned="1"/>
          <table:covered-table-cell table:style-name="ce1052"/>
          <table:table-cell table:style-name="ce100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4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4" table:content-validation-name="val121" table:number-columns-spanned="2" table:number-rows-spanned="1"/>
          <table:covered-table-cell table:style-name="ce1054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35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35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25" table:number-columns-repeated="2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1032"/>
          <table:table-cell table:style-name="ce721"/>
          <table:table-cell table:style-name="ce931" table:number-columns-repeated="2"/>
          <table:table-cell table:number-columns-repeated="3"/>
          <table:table-cell table:style-name="ce931"/>
          <table:table-cell table:style-name="ce1215"/>
          <table:table-cell table:style-name="ce925" table:number-columns-repeated="3"/>
          <table:table-cell table:style-name="ce1083" table:number-columns-repeated="3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5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3" table:number-columns-repeated="6"/>
          <table:table-cell table:style-name="ce893"/>
          <table:table-cell table:style-name="ce633"/>
          <table:table-cell table:style-name="ce1083" table:number-columns-repeated="238"/>
          <table:table-cell table:style-name="ce9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66"/>
          <table:table-cell table:style-name="ce710"/>
          <table:table-cell table:style-name="ce773"/>
          <table:table-cell table:style-name="ce902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68"/>
          <table:table-cell table:style-name="ce716"/>
          <table:table-cell table:style-name="ce777"/>
          <table:table-cell table:style-name="ce903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5"/>
          <table:table-cell table:style-name="ce719"/>
          <table:table-cell table:style-name="ce778"/>
          <table:table-cell table:style-name="ce904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6"/>
          <table:table-cell table:style-name="ce725"/>
          <table:table-cell table:style-name="ce780"/>
          <table:table-cell table:style-name="ce911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7"/>
          <table:table-cell table:style-name="ce727"/>
          <table:table-cell table:style-name="ce781"/>
          <table:table-cell table:style-name="ce912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83"/>
          <table:covered-table-cell table:style-name="ce825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83"/>
          <table:table-cell table:style-name="ce925" table:number-columns-repeated="6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925"/>
          <table:table-cell table:style-name="ce556"/>
          <table:table-cell table:style-name="ce925" table:number-columns-repeated="13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 table:number-rows-repeated="65465">
          <table:table-cell table:style-name="ce925" table:number-columns-repeated="15"/>
          <table:table-cell table:style-name="ce991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 table:number-rows-repeated="9">
          <table:table-cell table:style-name="ce9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0"/>
        <table:table-column table:style-name="co49" table:default-cell-style-name="ce270"/>
        <table:table-column table:style-name="co50" table:default-cell-style-name="ce270"/>
        <table:table-column table:style-name="co51" table:default-cell-style-name="ce270"/>
        <table:table-column table:style-name="co52" table:default-cell-style-name="ce270"/>
        <table:table-column table:style-name="co58" table:default-cell-style-name="ce270"/>
        <table:table-column table:style-name="co59" table:default-cell-style-name="ce270"/>
        <table:table-column table:style-name="co60" table:default-cell-style-name="ce270"/>
        <table:table-column table:style-name="co61" table:default-cell-style-name="ce270"/>
        <table:table-column table:style-name="co62" table:default-cell-style-name="ce270"/>
        <table:table-column table:style-name="co63" table:default-cell-style-name="ce270"/>
        <table:table-column table:style-name="co28" table:number-columns-repeated="2" table:default-cell-style-name="ce270"/>
        <table:table-column table:style-name="co64" table:default-cell-style-name="ce673"/>
        <table:table-column table:style-name="co65" table:default-cell-style-name="ce270"/>
        <table:table-column table:style-name="co36" table:number-columns-repeated="2" table:default-cell-style-name="ce270"/>
        <table:table-column table:style-name="co66" table:default-cell-style-name="ce270"/>
        <table:table-column table:style-name="co67" table:default-cell-style-name="ce673"/>
        <table:table-column table:style-name="co68" table:default-cell-style-name="ce673"/>
        <table:table-column table:style-name="co36" table:number-columns-repeated="236" table:default-cell-style-name="ce270"/>
        <table:table-column table:style-name="co14" table:number-columns-repeated="16128" table:default-cell-style-name="ce270"/>
        <table:table-row table:style-name="ro3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31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8">Szféra, Arkánum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739" table:content-validation-name="val172"/>
          <table:covered-table-cell table:style-name="ce60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739" table:content-validation-name="val172"/>
          <table:covered-table-cell table:style-name="ce602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5" table:content-validation-name="val172" table:number-columns-spanned="4" table:number-rows-spanned="1"/>
          <table:covered-table-cell table:style-name="ce1378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998" office:value-type="string" calcext:value-type="string" table:number-columns-spanned="6" table:number-rows-spanned="1">
            <text:p><text:span text:style-name="T50">Pszi alkalmazás (fortély) </text:span><text:span text:style-name="T5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8">Pszí-iskola (képzettség) </text:span><text:span text:style-name="T4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601"/>
          <table:table-cell table:style-name="ce60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94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9"/>
          <table:covered-table-cell table:style-name="ce60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50">Speciális diszciplínák, pszí fortélyok </text:span><text:span text:style-name="T51">🅿️</text:span></text:p>
          </table:table-cell>
          <table:covered-table-cell table:number-columns-repeated="4"/>
          <table:covered-table-cell table:style-name="ce1042"/>
          <table:table-cell/>
          <table:table-cell table:style-name="ce1365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6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1" table:number-columns-spanned="4" table:number-rows-spanned="1"/>
          <table:covered-table-cell table:number-columns-repeated="3" table:style-name="ce1391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43">
          <table:table-cell table:style-name="ce1375" table:content-validation-name="val56" table:number-columns-spanned="13" table:number-rows-spanned="1"/>
          <table:covered-table-cell table:number-columns-repeated="11" table:style-name="ce1375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39"/>
        <table:table-column table:style-name="co54" table:default-cell-style-name="ce270"/>
        <table:table-column table:style-name="co36" table:number-columns-repeated="4" table:default-cell-style-name="ce270"/>
        <table:table-column table:style-name="co55" table:default-cell-style-name="ce270"/>
        <table:table-column table:style-name="co56" table:default-cell-style-name="ce270"/>
        <table:table-column table:style-name="co36" table:number-columns-repeated="6" table:default-cell-style-name="ce270"/>
        <table:table-column table:style-name="co57" table:default-cell-style-name="ce270"/>
        <table:table-column table:style-name="co36" table:number-columns-repeated="241" table:default-cell-style-name="ce270"/>
        <table:table-column table:style-name="co14" table:number-columns-repeated="16128" table:default-cell-style-name="ce270"/>
        <table:table-row table:style-name="ro15">
          <table:table-cell table:style-name="ce14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77" office:value-type="string" calcext:value-type="string">
            <text:p>Fegyver</text:p>
          </table:table-cell>
          <table:table-cell table:style-name="ce1502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645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office:value-type="string" calcext:value-type="string">
            <text:p>Íves</text:p>
          </table:table-cell>
          <table:table-cell table:style-name="ce1660" office:value-type="string" calcext:value-type="string">
            <text:p>1,5 kezes</text:p>
          </table:table-cell>
          <table:table-cell table:style-name="ce1650" office:value-type="string" calcext:value-type="string">
            <text:p>Pengehossz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TÉ</text:p>
          </table:table-cell>
          <table:table-cell table:style-name="ce1650" office:value-type="string" calcext:value-type="string">
            <text:p>VÉ</text:p>
          </table:table-cell>
          <table:table-cell table:style-name="ce1650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684" office:value-type="string" calcext:value-type="string">
            <text:p>Megjegyzés</text:p>
          </table:table-cell>
          <table:table-cell table:style-name="ce1712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3"/>
          <table:table-cell table:number-columns-repeated="3" table:style-name="ce1503" office:value-type="string" calcext:value-type="string">
            <text:p>N/A</text:p>
          </table:table-cell>
          <table:table-cell table:style-name="ce1479"/>
          <table:table-cell table:style-name="ce1661"/>
          <table:table-cell table:number-columns-repeated="5" table:style-name="ce1503" office:value-type="string" calcext:value-type="string">
            <text:p>N/A</text:p>
          </table:table-cell>
          <table:table-cell table:style-name="ce1479" table:number-columns-repeated="2"/>
          <table:table-cell table:style-name="ce1714" table:number-columns-repeated="241"/>
          <table:table-cell table:number-columns-repeated="16128"/>
        </table:table-row>
        <table:table-row table:style-name="ro16">
          <table:table-cell/>
          <table:table-cell table:style-name="ce1483" office:value-type="string" calcext:value-type="string">
            <text:p>Puszta ké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2"/>
          <table:table-cell table:style-name="ce1670" office:value-type="float" office:value="0" calcext:value-type="float">
            <text:p>0</text:p>
          </table:table-cell>
          <table:table-cell table:number-columns-repeated="3" table:style-name="ce1504" office:value-type="float" office:value="-10" calcext:value-type="float">
            <text:p>-10</text:p>
          </table:table-cell>
          <table:table-cell table:style-name="ce1504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number-columns-repeated="2"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3"/>
          <table:table-cell table:style-name="ce1487" office:value-type="string" calcext:value-type="string">
            <text:p>Béltépő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number-columns-repeated="2"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Dzsambi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number-columns-repeated="2"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Garott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string" calcext:value-type="string">
            <text:p>spec.</text:p>
          </table:table-cell>
          <table:table-cell table:number-columns-repeated="3"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-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é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riszké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Levéltőr</text:p>
          </table:table-cell>
          <table:table-cell table:style-name="ce1505" office:value-type="string" calcext:value-type="string">
            <text:p>egykezes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string" calcext:value-type="string">
            <text:p>S/V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4"/>
          <table:table-cell table:style-name="ce1505" office:value-type="float" office:value="0" calcext:value-type="float">
            <text:p>0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4" calcext:value-type="float">
            <text:p>4</text:p>
          </table:table-cell>
          <table:table-cell table:number-columns-repeated="2" table:style-name="ce1637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5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Z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4"/>
          <table:table-cell table:style-name="ce1637" office:value-type="float" office:value="0" calcext:value-type="float">
            <text:p>0</text:p>
          </table:table-cell>
          <table:table-cell table:number-columns-repeated="3" table:style-name="ce1637" office:value-type="float" office:value="-7" calcext:value-type="float">
            <text:p>-7</text:p>
          </table:table-cell>
          <table:table-cell table:style-name="ce1637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5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4"/>
          <table:table-cell table:style-name="ce1505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number-columns-repeated="2" table:style-name="ce1637" office:value-type="float" office:value="3" calcext:value-type="float">
            <text:p>3</text:p>
          </table:table-cell>
          <table:table-cell table:style-name="ce1637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Pugos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Ramier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3" calcext:value-type="float">
            <text:p>3</text:p>
          </table:table-cell>
          <table:table-cell table:number-columns-repeated="3"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487" office:value-type="string" calcext:value-type="string">
            <text:p>Tőr, hárít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7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487" office:value-type="string" calcext:value-type="string">
            <text:p>Tőr, kígy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2" calcext:value-type="float">
            <text:p>2</text:p>
          </table:table-cell>
          <table:table-cell table:number-columns-repeated="2"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-5" calcext:value-type="float">
            <text:p>-5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-5" calcext:value-type="float">
            <text:p>-5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Tőr, páncélszúró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style-name="ce1651" office:value-type="string" calcext:value-type="string">
            <text:p>5+Erő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közelharc</text:p>
          </table:table-cell>
          <table:table-cell table:style-name="ce1689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number-columns-repeated="2" table:style-name="ce1505" office:value-type="float" office:value="0" calcext:value-type="float">
            <text:p>0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686"/>
          <table:table-cell table:number-columns-repeated="16369"/>
        </table:table-row>
        <table:table-row table:style-name="ro1">
          <table:table-cell table:style-name="ce1378"/>
          <table:table-cell table:style-name="ce1489" office:value-type="string" calcext:value-type="string">
            <text:p>Vasököl / páncélkesztyű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Z</text:p>
          </table:table-cell>
          <table:table-cell table:style-name="ce1652" office:value-type="float" office:value="0" calcext:value-type="float">
            <text:p>0</text:p>
          </table:table-cell>
          <table:table-cell table:style-name="ce1507" office:value-type="float" office:value="0" calcext:value-type="float">
            <text:p>0</text:p>
          </table:table-cell>
          <table:table-cell table:style-name="ce1665"/>
          <table:table-cell table:style-name="ce1507" office:value-type="float" office:value="0" calcext:value-type="float">
            <text:p>0</text:p>
          </table:table-cell>
          <table:table-cell table:number-columns-repeated="3" table:style-name="ce1507" office:value-type="float" office:value="-7" calcext:value-type="float">
            <text:p>-7</text:p>
          </table:table-cell>
          <table:table-cell table:style-name="ce1507" office:value-type="float" office:value="5" calcext:value-type="float">
            <text:p>5</text:p>
          </table:table-cell>
          <table:table-cell table:style-name="ce1678" office:value-type="string" calcext:value-type="string">
            <text:p>közelharc</text:p>
          </table:table-cell>
          <table:table-cell table:style-name="ce1690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8">
          <table:table-cell table:style-name="ce1466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62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5" calcext:value-type="float">
            <text:p>15</text:p>
          </table:table-cell>
          <table:table-cell table:style-name="ce1504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8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number-columns-repeated="2" table:style-name="ce1505" office:value-type="float" office:value="13" calcext:value-type="float">
            <text:p>13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1"/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fejvadász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91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handzsár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/V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646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6" calcext:value-type="float">
            <text:p>6</text:p>
          </table:table-cell>
          <table:table-cell table:number-columns-repeated="2" table:style-name="ce1505" office:value-type="float" office:value="12" calcext:value-type="float">
            <text:p>12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jatagán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646" office:value-type="string" calcext:value-type="string">
            <text:p><text:span text:style-name="T53"> </text:span><text:span text:style-name="T54">V/S</text:span>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5" calcext:value-type="float">
            <text:p>15</text:p>
          </table:table-cell>
          <table:table-cell table:style-name="ce1505" office:value-type="float" office:value="8" calcext:value-type="float">
            <text:p>8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3" calcext:value-type="float">
            <text:p>3</text:p>
          </table:table-cell>
          <table:table-cell table:style-name="ce1646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number-columns-repeated="2"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646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8" calcext:value-type="float">
            <text:p>8</text:p>
          </table:table-cell>
          <table:table-cell table:number-columns-repeated="2"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5" calcext:value-type="float">
            <text:p>15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7" calcext:value-type="float">
            <text:p>7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másfél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8" calcext:value-type="float">
            <text:p>8</text:p>
          </table:table-cell>
          <table:table-cell table:number-columns-repeated="2" table:style-name="ce1505" office:value-type="float" office:value="16" calcext:value-type="float">
            <text:p>16</text:p>
          </table:table-cell>
          <table:table-cell table:style-name="ce1505" office:value-type="float" office:value="7" calcext:value-type="float">
            <text:p>7</text:p>
          </table:table-cell>
          <table:table-cell table:style-name="ce1676" office:value-type="string" calcext:value-type="string">
            <text:p>kardvívás</text:p>
          </table:table-cell>
          <table:table-cell table:style-name="ce169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mesterkard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18" calcext:value-type="float">
            <text:p>18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7" calcext:value-type="float">
            <text:p>7</text:p>
          </table:table-cell>
          <table:table-cell table:style-name="ce1676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Pugoss 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number-columns-repeated="2" table:style-name="ce1505" office:value-type="float" office:value="12" calcext:value-type="float">
            <text:p>12</text:p>
          </table:table-cell>
          <table:table-cell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/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Slan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19" calcext:value-type="float">
            <text:p>19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1" calcext:value-type="float">
            <text:p>11</text:p>
          </table:table-cell>
          <table:table-cell table:number-columns-repeated="2" table:style-name="ce1505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Slan csatakard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3" calcext:value-type="float">
            <text:p>23</text:p>
          </table:table-cell>
          <table:table-cell table:style-name="ce1505" office:value-type="float" office:value="17" calcext:value-type="float">
            <text:p>17</text:p>
          </table:table-cell>
          <table:table-cell table:style-name="ce1505" office:value-type="float" office:value="8" calcext:value-type="float">
            <text:p>8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szably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5" office:value-type="float" office:value="6" calcext:value-type="float">
            <text:p>6</text:p>
          </table:table-cell>
          <table:table-cell table:number-columns-repeated="2" table:style-name="ce1505" office:value-type="float" office:value="12" calcext:value-type="float">
            <text:p>12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7"/>
          <table:table-cell table:style-name="ce1488" office:value-type="string" calcext:value-type="string">
            <text:p>Mara-sequor 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20" calcext:value-type="float">
            <text:p>20</text:p>
          </table:table-cell>
          <table:table-cell table:style-name="ce1506" office:value-type="float" office:value="16" calcext:value-type="float">
            <text:p>16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Meneth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6" office:value-type="float" office:value="7" calcext:value-type="float">
            <text:p>7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6" calcext:value-type="float">
            <text:p>6</text:p>
          </table:table-cell>
          <table:table-cell table:style-name="ce1676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V/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63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13" calcext:value-type="float">
            <text:p>13</text:p>
          </table:table-cell>
          <table:table-cell table:style-name="ce1506" office:value-type="float" office:value="11" calcext:value-type="float">
            <text:p>11</text:p>
          </table:table-cell>
          <table:table-cell table:style-name="ce1506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8"/>
          <table:table-cell table:style-name="ce1490" office:value-type="string" calcext:value-type="string">
            <text:p>Tőrkard</text:p>
          </table:table-cell>
          <table:table-cell table:style-name="ce1622" office:value-type="string" calcext:value-type="string">
            <text:p>egykezes</text:p>
          </table:table-cell>
          <table:table-cell table:style-name="ce1622" office:value-type="float" office:value="2" calcext:value-type="float">
            <text:p>2</text:p>
          </table:table-cell>
          <table:table-cell table:style-name="ce1622" office:value-type="string" calcext:value-type="string">
            <text:p>S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6"/>
          <table:table-cell table:style-name="ce1622" office:value-type="float" office:value="1" calcext:value-type="float">
            <text:p>1</text:p>
          </table:table-cell>
          <table:table-cell table:style-name="ce1622" office:value-type="float" office:value="6" calcext:value-type="float">
            <text:p>6</text:p>
          </table:table-cell>
          <table:table-cell table:number-columns-repeated="2" table:style-name="ce1622" office:value-type="float" office:value="12" calcext:value-type="float">
            <text:p>12</text:p>
          </table:table-cell>
          <table:table-cell table:style-name="ce1622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4" office:value-type="string" calcext:value-type="string">
            <text:p>egykezes</text:p>
          </table:table-cell>
          <table:table-cell table:style-name="ce1624" office:value-type="float" office:value="-3" calcext:value-type="float">
            <text:p>-3</text:p>
          </table:table-cell>
          <table:table-cell table:style-name="ce1624" office:value-type="string" calcext:value-type="string">
            <text:p>Z</text:p>
          </table:table-cell>
          <table:table-cell table:number-columns-repeated="2" table:style-name="ce1624" office:value-type="float" office:value="0" calcext:value-type="float">
            <text:p>0</text:p>
          </table:table-cell>
          <table:table-cell table:style-name="ce1662"/>
          <table:table-cell table:style-name="ce1505" office:value-type="float" office:value="0.5" calcext:value-type="float">
            <text:p>0.5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9" calcext:value-type="float">
            <text:p>9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5" calcext:value-type="float">
            <text:p>5</text:p>
          </table:table-cell>
          <table:table-cell table:style-name="ce1676" office:value-type="string" calcext:value-type="string">
            <text:p>zúzás</text:p>
          </table:table-cell>
          <table:table-cell table:style-name="ce1689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-1" calcext:value-type="float">
            <text:p>-1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4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76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647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624" office:value-type="float" office:value="1" calcext:value-type="float">
            <text:p>1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2" calcext:value-type="float">
            <text:p>12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8" calcext:value-type="float">
            <text:p>8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1.5" calcext:value-type="float">
            <text:p>1.5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20" calcext:value-type="float">
            <text:p>20</text:p>
          </table:table-cell>
          <table:table-cell table:number-columns-repeated="2" table:style-name="ce1506" office:value-type="float" office:value="8" calcext:value-type="float">
            <text:p>8</text:p>
          </table:table-cell>
          <table:table-cell table:style-name="ce1677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float" office:value="15" calcext:value-type="float">
            <text:p>15</text:p>
          </table:table-cell>
          <table:table-cell table:number-columns-repeated="2" table:style-name="ce1506" office:value-type="float" office:value="6" calcext:value-type="float">
            <text:p>6</text:p>
          </table:table-cell>
          <table:table-cell table:style-name="ce1676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3" calcext:value-type="float">
            <text:p>3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1" calcext:value-type="float">
            <text:p>1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6" calcext:value-type="float">
            <text:p>6</text:p>
          </table:table-cell>
          <table:table-cell table:style-name="ce1676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5" office:value-type="string" calcext:value-type="string">
            <text:p>egy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Z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0.5" calcext:value-type="float">
            <text:p>0.5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5" calcext:value-type="float">
            <text:p>5</text:p>
          </table:table-cell>
          <table:table-cell table:style-name="ce1676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648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76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676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Csatacsákány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7" calcext:value-type="float">
            <text:p>7</text:p>
          </table:table-cell>
          <table:table-cell table:style-name="ce1676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8"/>
          <table:table-cell table:style-name="ce1490" office:value-type="string" calcext:value-type="string">
            <text:p>Harci kalapác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7" calcext:value-type="float">
            <text:p>7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623" office:value-type="float" office:value="0" calcext:value-type="float">
            <text:p>0</text:p>
          </table:table-cell>
          <table:table-cell table:style-name="ce1666"/>
          <table:table-cell table:style-name="ce1623" office:value-type="float" office:value="1.5" calcext:value-type="float">
            <text:p>1.5</text:p>
          </table:table-cell>
          <table:table-cell table:style-name="ce1623" office:value-type="float" office:value="1" calcext:value-type="float">
            <text:p>1</text:p>
          </table:table-cell>
          <table:table-cell table:style-name="ce1623" office:value-type="float" office:value="20" calcext:value-type="float">
            <text:p>20</text:p>
          </table:table-cell>
          <table:table-cell table:number-columns-repeated="2" table:style-name="ce1623" office:value-type="float" office:value="8" calcext:value-type="float">
            <text:p>8</text:p>
          </table:table-cell>
          <table:table-cell table:style-name="ce1680" office:value-type="string" calcext:value-type="string">
            <text:p>zúzás</text:p>
          </table:table-cell>
          <table:table-cell table:style-name="ce169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624" office:value-type="string" calcext:value-type="string">
            <text:p>kétkezes</text:p>
          </table:table-cell>
          <table:table-cell table:style-name="ce1624" office:value-type="float" office:value="4" calcext:value-type="float">
            <text:p>4</text:p>
          </table:table-cell>
          <table:table-cell table:style-name="ce1624" office:value-type="string" calcext:value-type="string">
            <text:p>S+Z/V</text:p>
          </table:table-cell>
          <table:table-cell table:style-name="ce1624" office:value-type="float" office:value="6" calcext:value-type="float">
            <text:p>6</text:p>
          </table:table-cell>
          <table:table-cell table:style-name="ce1624" office:value-type="float" office:value="0" calcext:value-type="float">
            <text:p>0</text:p>
          </table:table-cell>
          <table:table-cell table:style-name="ce1662"/>
          <table:table-cell table:style-name="ce1506" office:value-type="float" office:value="3" calcext:value-type="float">
            <text:p>3</text:p>
          </table:table-cell>
          <table:table-cell table:style-name="ce1624" office:value-type="float" office:value="12" calcext:value-type="float">
            <text:p>12</text:p>
          </table:table-cell>
          <table:table-cell table:number-columns-repeated="2" table:style-name="ce1624" office:value-type="float" office:value="28" calcext:value-type="float">
            <text:p>28</text:p>
          </table:table-cell>
          <table:table-cell table:style-name="ce1624" office:value-type="float" office:value="8" calcext:value-type="float">
            <text:p>8</text:p>
          </table:table-cell>
          <table:table-cell table:style-name="ce1677" office:value-type="string" calcext:value-type="string">
            <text:p>lándzsavívás</text:p>
          </table:table-cell>
          <table:table-cell table:style-name="ce1699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67"/>
          <table:table-cell table:style-name="ce1488" office:value-type="string" calcext:value-type="string">
            <text:p>Bot, hosszú</text:p>
          </table:table-cell>
          <table:table-cell table:style-name="ce1506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2" calcext:value-type="float">
            <text:p>2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16" calcext:value-type="float">
            <text:p>16</text:p>
          </table:table-cell>
          <table:table-cell table:style-name="ce1506" office:value-type="float" office:value="24" calcext:value-type="float">
            <text:p>24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467"/>
          <table:table-cell table:style-name="ce1488" office:value-type="string" calcext:value-type="string">
            <text:p>Lándzsa</text:p>
          </table:table-cell>
          <table:table-cell table:style-name="ce1506" office:value-type="string" calcext:value-type="string">
            <text:p>két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506" office:value-type="string" calcext:value-type="string">
            <text:p>S</text:p>
          </table:table-cell>
          <table:table-cell table:style-name="ce1506" office:value-type="string" calcext:value-type="string">
            <text:p>4/0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2" calcext:value-type="float">
            <text:p>2</text:p>
          </table:table-cell>
          <table:table-cell table:style-name="ce1506" office:value-type="float" office:value="14" calcext:value-type="float">
            <text:p>14</text:p>
          </table:table-cell>
          <table:table-cell table:number-columns-repeated="2" table:style-name="ce1506" office:value-type="float" office:value="32" calcext:value-type="float">
            <text:p>32</text:p>
          </table:table-cell>
          <table:table-cell table:style-name="ce1506" office:value-type="float" office:value="6" calcext:value-type="float">
            <text:p>6</text:p>
          </table:table-cell>
          <table:table-cell table:style-name="ce1677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467"/>
          <table:table-cell table:style-name="ce1488" office:value-type="string" calcext:value-type="string">
            <text:p>Pika</text:p>
          </table:table-cell>
          <table:table-cell table:style-name="ce1506" office:value-type="string" calcext:value-type="string">
            <text:p>két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506" office:value-type="string" calcext:value-type="string">
            <text:p>S</text:p>
          </table:table-cell>
          <table:table-cell table:style-name="ce1506" office:value-type="string" calcext:value-type="string">
            <text:p>4/0</text:p>
          </table:table-cell>
          <table:table-cell table:style-name="ce1506" office:value-type="float" office:value="0" calcext:value-type="float">
            <text:p>0</text:p>
          </table:table-cell>
          <table:table-cell table:style-name="ce1663"/>
          <table:table-cell table:style-name="ce1506" office:value-type="float" office:value="4" calcext:value-type="float">
            <text:p>4</text:p>
          </table:table-cell>
          <table:table-cell table:style-name="ce1506" office:value-type="float" office:value="18" calcext:value-type="float">
            <text:p>18</text:p>
          </table:table-cell>
          <table:table-cell table:number-columns-repeated="2" table:style-name="ce1506" office:value-type="float" office:value="40" calcext:value-type="float">
            <text:p>40</text:p>
          </table:table-cell>
          <table:table-cell table:style-name="ce1506" office:value-type="float" office:value="9" calcext:value-type="float">
            <text:p>9</text:p>
          </table:table-cell>
          <table:table-cell table:style-name="ce1677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67"/>
          <table:table-cell table:style-name="ce1488" office:value-type="string" calcext:value-type="string">
            <text:p>Szigony, egykezes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663"/>
          <table:table-cell table:style-name="ce1505" office:value-type="float" office:value="2" calcext:value-type="float">
            <text:p>2</text:p>
          </table:table-cell>
          <table:table-cell table:style-name="ce1506" office:value-type="float" office:value="5" calcext:value-type="float">
            <text:p>5</text:p>
          </table:table-cell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14" calcext:value-type="float">
            <text:p>14</text:p>
          </table:table-cell>
          <table:table-cell table:style-name="ce1506" office:value-type="float" office:value="7" calcext:value-type="float">
            <text:p>7</text:p>
          </table:table-cell>
          <table:table-cell table:style-name="ce167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72"/>
          <table:table-cell table:style-name="ce1492" office:value-type="string" calcext:value-type="string">
            <text:p>Szigony, kétkezes</text:p>
          </table:table-cell>
          <table:table-cell table:style-name="ce1630" office:value-type="string" calcext:value-type="string">
            <text:p>kétkezes</text:p>
          </table:table-cell>
          <table:table-cell table:style-name="ce1630" office:value-type="float" office:value="4" calcext:value-type="float">
            <text:p>4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0" calcext:value-type="float">
            <text:p>0</text:p>
          </table:table-cell>
          <table:table-cell table:style-name="ce1665"/>
          <table:table-cell table:style-name="ce1630" office:value-type="float" office:value="3" calcext:value-type="float">
            <text:p>3</text:p>
          </table:table-cell>
          <table:table-cell table:style-name="ce1630" office:value-type="float" office:value="10" calcext:value-type="float">
            <text:p>10</text:p>
          </table:table-cell>
          <table:table-cell table:style-name="ce1630" office:value-type="float" office:value="22" calcext:value-type="float">
            <text:p>22</text:p>
          </table:table-cell>
          <table:table-cell table:style-name="ce1630" office:value-type="float" office:value="26" calcext:value-type="float">
            <text:p>26</text:p>
          </table:table-cell>
          <table:table-cell table:style-name="ce1630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0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style-name="ce1473"/>
          <table:table-cell table:style-name="ce1493" office:value-type="string" calcext:value-type="string">
            <text:p>Fegyver</text:p>
          </table:table-cell>
          <table:table-cell table:style-name="ce1633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633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6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641" office:value-type="string" calcext:value-type="string">
            <text:p>-</text:p>
          </table:table-cell>
          <table:table-cell table:style-name="ce1641" office:value-type="float" office:value="0" calcext:value-type="float">
            <text:p>0</text:p>
          </table:table-cell>
          <table:table-cell table:style-name="ce1654"/>
          <table:table-cell table:style-name="ce1667"/>
          <table:table-cell table:style-name="ce1641" office:value-type="string" calcext:value-type="string">
            <text:p>20m</text:p>
          </table:table-cell>
          <table:table-cell table:number-columns-repeated="2" table:style-name="ce1641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671" office:value-type="float" office:value="10" calcext:value-type="float">
            <text:p>10</text:p>
          </table:table-cell>
          <table:table-cell table:style-name="ce1676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2">
          <table:table-cell table:style-name="ce1474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3" calcext:value-type="float">
            <text:p>3</text:p>
          </table:table-cell>
          <table:table-cell table:style-name="ce1655" table:number-columns-repeated="2"/>
          <table:table-cell table:style-name="ce1642" office:value-type="string" calcext:value-type="string">
            <text:p>5m + (Erő x 3)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672" office:value-type="float" office:value="7" calcext:value-type="float">
            <text:p>7</text:p>
          </table:table-cell>
          <table:table-cell table:style-name="ce1682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7"/>
          <table:table-cell table:style-name="ce61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641" office:value-type="string" calcext:value-type="string">
            <text:p>-</text:p>
          </table:table-cell>
          <table:table-cell table:style-name="ce1641" office:value-type="float" office:value="0" calcext:value-type="float">
            <text:p>0</text:p>
          </table:table-cell>
          <table:table-cell table:style-name="ce1654"/>
          <table:table-cell table:style-name="ce1667"/>
          <table:table-cell table:style-name="ce1641" office:value-type="string" calcext:value-type="string">
            <text:p>4m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71" office:value-type="float" office:value="10" calcext:value-type="float">
            <text:p>10</text:p>
          </table:table-cell>
          <table:table-cell table:style-name="ce1676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643" office:value-type="float" office:value="2" calcext:value-type="float">
            <text:p>2</text:p>
          </table:table-cell>
          <table:table-cell table:style-name="ce1643" office:value-type="string" calcext:value-type="string">
            <text:p>Z</text:p>
          </table:table-cell>
          <table:table-cell table:style-name="ce1643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20m</text:p>
          </table:table-cell>
          <table:table-cell table:style-name="ce1643" office:value-type="float" office:value="8" calcext:value-type="float">
            <text:p>8</text:p>
          </table:table-cell>
          <table:table-cell table:style-name="ce1643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3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649" office:value-type="string" calcext:value-type="string">
            <text:p>S</text:p>
          </table:table-cell>
          <table:table-cell table:style-name="ce1649" office:value-type="float" office:value="0" calcext:value-type="float">
            <text:p>0</text:p>
          </table:table-cell>
          <table:table-cell table:style-name="ce1657"/>
          <table:table-cell table:style-name="ce1668"/>
          <table:table-cell table:style-name="ce1649" office:value-type="string" calcext:value-type="string">
            <text:p>15m</text:p>
          </table:table-cell>
          <table:table-cell table:style-name="ce1649" office:value-type="float" office:value="12" calcext:value-type="float">
            <text:p>12</text:p>
          </table:table-cell>
          <table:table-cell table:style-name="ce1649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83" office:value-type="string" calcext:value-type="string">
            <text:p>hajítás</text:p>
          </table:table-cell>
          <table:table-cell table:style-name="ce1706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643" office:value-type="float" office:value="-10" calcext:value-type="float">
            <text:p>-10</text:p>
          </table:table-cell>
          <table:table-cell table:style-name="ce1643" office:value-type="string" calcext:value-type="string">
            <text:p>Z</text:p>
          </table:table-cell>
          <table:table-cell table:style-name="ce1643" office:value-type="float" office:value="0" calcext:value-type="float">
            <text:p>0</text:p>
          </table:table-cell>
          <table:table-cell table:style-name="ce1657"/>
          <table:table-cell table:style-name="ce1668"/>
          <table:table-cell table:style-name="ce1649" office:value-type="string" calcext:value-type="string">
            <text:p>20m</text:p>
          </table:table-cell>
          <table:table-cell table:style-name="ce1643" office:value-type="float" office:value="6" calcext:value-type="float">
            <text:p>6</text:p>
          </table:table-cell>
          <table:table-cell table:style-name="ce1643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642" office:value-type="string" calcext:value-type="string">
            <text:p>-</text:p>
          </table:table-cell>
          <table:table-cell table:style-name="ce1642" office:value-type="float" office:value="0" calcext:value-type="float">
            <text:p>0</text:p>
          </table:table-cell>
          <table:table-cell table:style-name="ce1655" table:number-columns-repeated="2"/>
          <table:table-cell table:style-name="ce1642" office:value-type="string" calcext:value-type="string">
            <text:p>10m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72" office:value-type="float" office:value="9" calcext:value-type="float">
            <text:p>9</text:p>
          </table:table-cell>
          <table:table-cell table:style-name="ce1682" office:value-type="string" calcext:value-type="string">
            <text:p>hajítás</text:p>
          </table:table-cell>
          <table:table-cell table:style-name="ce1708" office:value-type="string" calcext:value-type="string">
            <text:p>Sebesülés az esés következtében lehet.</text:p>
          </table:table-cell>
          <table:table-cell table:style-name="ce613" table:number-columns-repeated="241"/>
          <table:table-cell table:number-columns-repeated="16128"/>
        </table:table-row>
        <table:table-row table:style-name="ro24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9"/>
          <table:table-cell table:style-name="ce1642" office:value-type="string" calcext:value-type="string">
            <text:p>70m</text:p>
          </table:table-cell>
          <table:table-cell table:number-columns-repeated="2" table:style-name="ce1642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72" office:value-type="float" office:value="9" calcext:value-type="float">
            <text:p>9</text:p>
          </table:table-cell>
          <table:table-cell table:style-name="ce1682" office:value-type="string" calcext:value-type="string">
            <text:p>hajítás</text:p>
          </table:table-cell>
          <table:table-cell table:style-name="ce170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0m</text:p>
          </table:table-cell>
          <table:table-cell table:style-name="ce1643" office:value-type="float" office:value="7" calcext:value-type="float">
            <text:p>7</text:p>
          </table:table-cell>
          <table:table-cell table:style-name="ce1643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643" office:value-type="float" office:value="-5" calcext:value-type="float">
            <text:p>-5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5m</text:p>
          </table:table-cell>
          <table:table-cell table:style-name="ce1643" office:value-type="float" office:value="12" calcext:value-type="float">
            <text:p>12</text:p>
          </table:table-cell>
          <table:table-cell table:style-name="ce1643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6" office:value-type="string" calcext:value-type="string">
            <text:p>hajítás</text:p>
          </table:table-cell>
          <table:table-cell table:style-name="ce1707"/>
          <table:table-cell table:number-columns-repeated="16369"/>
        </table:table-row>
        <table:table-row table:style-name="ro2">
          <table:table-cell table:style-name="ce1378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58" table:number-columns-repeated="2"/>
          <table:table-cell table:style-name="ce1644" office:value-type="string" calcext:value-type="string">
            <text:p>10m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675" office:value-type="float" office:value="6" calcext:value-type="float">
            <text:p>6</text:p>
          </table:table-cell>
          <table:table-cell table:style-name="ce1678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6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659"/>
          <table:table-cell table:style-name="ce1667"/>
          <table:table-cell table:style-name="ce1641" office:value-type="string" calcext:value-type="string">
            <text:p>60m</text:p>
          </table:table-cell>
          <table:table-cell table:number-columns-repeated="2" table:style-name="ce1641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71" office:value-type="float" office:value="5" calcext:value-type="float">
            <text:p>5</text:p>
          </table:table-cell>
          <table:table-cell table:style-name="ce1676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643" office:value-type="float" office:value="3" calcext:value-type="float">
            <text:p>3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20m</text:p>
          </table:table-cell>
          <table:table-cell table:style-name="ce1643" office:value-type="float" office:value="6" calcext:value-type="float">
            <text:p>6</text:p>
          </table:table-cell>
          <table:table-cell table:style-name="ce1643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673" office:value-type="float" office:value="7" calcext:value-type="float">
            <text:p>7</text:p>
          </table:table-cell>
          <table:table-cell table:style-name="ce1676" office:value-type="string" calcext:value-type="string">
            <text:p>íjászat</text:p>
          </table:table-cell>
          <table:table-cell table:style-name="ce1707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643" office:value-type="float" office:value="4" calcext:value-type="float">
            <text:p>4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3" calcext:value-type="float">
            <text:p>3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60m</text:p>
          </table:table-cell>
          <table:table-cell table:style-name="ce1643" office:value-type="float" office:value="6" calcext:value-type="float">
            <text:p>6</text:p>
          </table:table-cell>
          <table:table-cell table:style-name="ce1643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73" office:value-type="float" office:value="7" calcext:value-type="float">
            <text:p>7</text:p>
          </table:table-cell>
          <table:table-cell table:style-name="ce1676" office:value-type="string" calcext:value-type="string">
            <text:p>íjászat</text:p>
          </table:table-cell>
          <table:table-cell table:style-name="ce1707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643" office:value-type="float" office:value="4" calcext:value-type="float">
            <text:p>4</text:p>
          </table:table-cell>
          <table:table-cell table:style-name="ce1643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20m</text:p>
          </table:table-cell>
          <table:table-cell table:style-name="ce1643" office:value-type="float" office:value="8" calcext:value-type="float">
            <text:p>8</text:p>
          </table:table-cell>
          <table:table-cell table:style-name="ce1643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íjászat</text:p>
          </table:table-cell>
          <table:table-cell table:style-name="ce170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642" office:value-type="string" calcext:value-type="string">
            <text:p>spec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/>
          <table:table-cell table:style-name="ce1669"/>
          <table:table-cell table:style-name="ce1642" office:value-type="string" calcext:value-type="string">
            <text:p>16m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672" office:value-type="float" office:value="8" calcext:value-type="float">
            <text:p>8</text:p>
          </table:table-cell>
          <table:table-cell table:style-name="ce1682" office:value-type="string" calcext:value-type="string">
            <text:p>íjászat</text:p>
          </table:table-cell>
          <table:table-cell table:style-name="ce170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642" office:value-type="float" office:value="-10" calcext:value-type="float">
            <text:p>-1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5" table:number-columns-repeated="2"/>
          <table:table-cell table:style-name="ce1642" office:value-type="string" calcext:value-type="string">
            <text:p>30m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672" office:value-type="float" office:value="9" calcext:value-type="float">
            <text:p>9</text:p>
          </table:table-cell>
          <table:table-cell table:style-name="ce1682" office:value-type="string" calcext:value-type="string">
            <text:p>íjászat</text:p>
          </table:table-cell>
          <table:table-cell table:style-name="ce1708"/>
          <table:table-cell table:style-name="ce613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654"/>
          <table:table-cell table:style-name="ce1667"/>
          <table:table-cell table:style-name="ce1641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71" office:value-type="float" office:value="9" calcext:value-type="float">
            <text:p>9</text:p>
          </table:table-cell>
          <table:table-cell table:style-name="ce1676" office:value-type="string" calcext:value-type="string">
            <text:p>lövészet</text:p>
          </table:table-cell>
          <table:table-cell table:style-name="ce170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643" office:value-type="float" office:value="8" calcext:value-type="float">
            <text:p>8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73" office:value-type="float" office:value="12" calcext:value-type="float">
            <text:p>12</text:p>
          </table:table-cell>
          <table:table-cell table:style-name="ce1676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643" office:value-type="float" office:value="15" calcext:value-type="float">
            <text:p>15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73" office:value-type="float" office:value="15" calcext:value-type="float">
            <text:p>15</text:p>
          </table:table-cell>
          <table:table-cell table:style-name="ce1676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643" office:value-type="float" office:value="20" calcext:value-type="float">
            <text:p>2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673" office:value-type="string" calcext:value-type="string">
            <text:p>-</text:p>
          </table:table-cell>
          <table:table-cell table:style-name="ce1676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667"/>
          <table:table-cell table:style-name="ce1643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676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8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658" table:number-columns-repeated="2"/>
          <table:table-cell table:style-name="ce1644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678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711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63"/>
          <table:table-cell table:number-columns-repeated="12"/>
          <table:table-cell table:style-name="ce673"/>
          <table:table-cell table:number-columns-repeated="16370"/>
        </table:table-row>
        <table:table-row table:style-name="ro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number-columns-repeated="2"/>
          <table:table-cell table:style-name="ce1635"/>
          <table:table-cell table:number-columns-repeated="10"/>
          <table:table-cell table:style-name="ce67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7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6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3">
          <table:table-cell table:style-name="ce1464"/>
          <table:table-cell table:style-name="ce1413"/>
          <table:table-cell table:style-name="ce705"/>
          <table:table-cell table:style-name="ce1413"/>
          <table:table-cell table:style-name="ce146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6">Harcmodorok </text:span><text:span text:style-name="T6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71"><text:a xlink:href="https://github.com/kaktusztea/km100/blob/master/md/kepzettsegek/szakma.md" xlink:type="simple">Szakma</text:a></text:span><text:span text:style-name="T7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71"><text:a xlink:href="https://github.com/kaktusztea/km100/blob/master/md/kepzettsegek/osi_nyelv_ismerete.md" xlink:type="simple">Ősi nyelv ismerete</text:a></text:span><text:span text:style-name="T71"> 🔁</text:span></text:p>
          </table:table-cell>
          <table:table-cell table:style-name="Default" table:number-columns-repeated="2"/>
          <table:table-cell table:style-name="ce150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6">Mágia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798"/>
        <table:table-column table:style-name="co79" table:default-cell-style-name="ce1803"/>
        <table:table-column table:style-name="co83" table:default-cell-style-name="ce1798"/>
        <table:table-column table:style-name="co84" table:default-cell-style-name="ce1817"/>
        <table:table-column table:style-name="co14" table:default-cell-style-name="ce1798"/>
        <table:table-column table:style-name="co85" table:default-cell-style-name="ce1798"/>
        <table:table-column table:style-name="co86" table:default-cell-style-name="ce1798"/>
        <table:table-column table:style-name="co87" table:default-cell-style-name="ce1822"/>
        <table:table-column table:style-name="co88" table:default-cell-style-name="ce1798"/>
        <table:table-column table:style-name="co89" table:default-cell-style-name="ce1798"/>
        <table:table-column table:style-name="co90" table:default-cell-style-name="ce1798"/>
        <table:table-column table:style-name="co91" table:default-cell-style-name="ce1798"/>
        <table:table-column table:style-name="co92" table:default-cell-style-name="ce1798"/>
        <table:table-column table:style-name="co93" table:default-cell-style-name="ce1798"/>
        <table:table-column table:style-name="co14" table:number-columns-repeated="16370" table:default-cell-style-name="ce1798"/>
        <table:table-row table:style-name="ro33">
          <table:table-cell table:style-name="ce179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2"/>
          <table:covered-table-cell table:style-name="ce1809"/>
          <table:covered-table-cell table:style-name="ce1810"/>
          <table:covered-table-cell table:number-columns-repeated="3" table:style-name="ce1809"/>
          <table:covered-table-cell table:style-name="ce1821"/>
          <table:covered-table-cell table:number-columns-repeated="5" table:style-name="ce1809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799" office:value-type="string" calcext:value-type="string">
            <text:p>Általános fortélyok</text:p>
          </table:table-cell>
          <table:table-cell table:style-name="ce1804" office:value-type="string" calcext:value-type="string">
            <text:p>Max fok</text:p>
          </table:table-cell>
          <table:table-cell/>
          <table:table-cell table:style-name="ce1799" office:value-type="string" calcext:value-type="string">
            <text:p>Nyelvek</text:p>
          </table:table-cell>
          <table:table-cell table:style-name="ce1818" office:value-type="string" calcext:value-type="string">
            <text:p>Rövidítés</text:p>
          </table:table-cell>
          <table:table-cell/>
          <table:table-cell table:style-name="ce1818" office:value-type="string" calcext:value-type="string">
            <text:p>Szabad Hátterek</text:p>
          </table:table-cell>
          <table:table-cell table:style-name="ce1828"/>
          <table:table-cell/>
          <table:table-cell table:style-name="ce1818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Leíró Hátterek</text:p>
          </table:table-cell>
          <table:table-cell/>
          <table:table-cell table:style-name="ce181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0"/>
          <table:table-cell table:style-name="ce1804"/>
          <table:table-cell table:number-columns-repeated="4"/>
          <table:table-cell table:style-name="ce1800"/>
          <table:table-cell table:style-name="ce1858"/>
          <table:table-cell/>
          <table:table-cell table:style-name="ce1800"/>
          <table:table-cell/>
          <table:table-cell table:style-name="Default"/>
          <table:table-cell table:number-columns-repeated="16372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73">Godoni nyelvek </text:span><text:span text:style-name="T74">➖➖➖</text:span></text:p>
          </table:table-cell>
          <table:table-cell table:number-columns-repeated="2"/>
          <table:table-cell table:style-name="ce1639" office:value-type="string" calcext:value-type="string">
            <text:p>Alkudozás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3" office:value-type="string" calcext:value-type="string">
            <text:p><text:span text:style-name="T65">➖➖➖ </text:span><text:span text:style-name="T76">Származás </text:span><text:span text:style-name="T7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2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9" office:value-type="string" calcext:value-type="string">
            <text:p>Harci anatómia fortély, Különleges faj fortély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2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2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2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9" office:value-type="string" calcext:value-type="string">
            <text:p>Érzékenység Tulajdonságodat segíti ízlelé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2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9" office:value-type="string" calcext:value-type="string">
            <text:p>Érzékenység Tulajdonságodat segíti tapintá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2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2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9" office:value-type="string" calcext:value-type="string">
            <text:p>Befolyásolás, Emberismeret, Nyomozás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2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2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2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2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9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Bónusz Hátterek</text:p>
          </table:table-cell>
          <table:table-cell/>
          <table:table-cell table:style-name="ce182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00"/>
          <table:table-cell/>
          <table:table-cell table:style-name="ce182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2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2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2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2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2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Tériszony</text:p>
          </table:table-cell>
          <table:table-cell table:number-columns-repeated="16372"/>
        </table:table-row>
        <table:table-row table:style-name="ro42">
          <table:table-cell table:style-name="ce18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3" office:value-type="string" calcext:value-type="string">
            <text:p><text:span text:style-name="T65">➖➖➖ </text:span><text:span text:style-name="T76">Küllem, fizikum </text:span><text:span text:style-name="T77">➖➖➖ </text:span>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8" office:value-type="string" calcext:value-type="string">
            <text:p><text:span text:style-name="T65">➖➖➖ </text:span><text:span text:style-name="T73">Faj nyelvek </text:span><text:span text:style-name="T74">➖➖➖ 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9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2">➖➖➖ Tudományo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9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9" table:formula="of:=COUNTA([.G6:.G36])" office:value-type="float" office:value="31" calcext:value-type="float">
            <text:p>31</text:p>
          </table:table-cell>
          <table:table-cell table:style-name="ce1859"/>
          <table:table-cell/>
          <table:table-cell table:style-name="Default"/>
          <table:table-cell/>
          <table:table-cell table:style-name="ce182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/>
          <table:table-cell table:style-name="ce182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18" office:value-type="string" calcext:value-type="string">
            <text:p>Kultúrkör Szabad Háttérek</text:p>
          </table:table-cell>
          <table:table-cell table:style-name="ce182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2">➖➖➖ Szociáli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0" office:value-type="string" calcext:value-type="string">
            <text:p>tor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8" office:value-type="string" calcext:value-type="string">
            <text:p><text:span text:style-name="T65">➖➖➖ Kyr</text:span><text:span text:style-name="T73"> nyelvek </text:span><text:span text:style-name="T74">➖➖➖ </text:span></text:p>
          </table:table-cell>
          <table:table-cell table:number-columns-repeated="2"/>
          <table:table-cell table:style-name="ce1820" office:value-type="string" calcext:value-type="string">
            <text:p>pyarr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20" office:value-type="string" calcext:value-type="string">
            <text:p>shad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20" office:value-type="string" calcext:value-type="string">
            <text:p>krá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1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20" office:value-type="string" calcext:value-type="string">
            <text:p>ibara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törpe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elf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<text:span text:style-name="T65">➖➖➖ Speciális</text:span><text:span text:style-name="T73"> nyelvek </text:span><text:span text:style-name="T74">➖➖➖ </text:span>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ce1799" office:value-type="string" calcext:value-type="string">
            <text:p>Harci fortélyok</text:p>
          </table:table-cell>
          <table:table-cell table:style-name="ce1501"/>
          <table:table-cell/>
          <table:table-cell table:style-name="ce179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760" office:value-type="string" calcext:value-type="string">
            <text:p><text:span text:style-name="T68">➖➖ Kiemelt</text:span><text:span text:style-name="T69"> </text:span><text:span text:style-name="T70">➖➖</text:span>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20"/>
          <table:table-cell table:style-name="ce1861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08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6" office:value-type="string" calcext:value-type="string">
            <text:p>Karakter pontok (KP) elosztása </text:p>
          </table:table-cell>
          <table:table-cell table:style-name="ce1796"/>
          <table:table-cell table:number-columns-repeated="16382"/>
        </table:table-row>
        <table:table-row table:style-name="ro21">
          <table:table-cell/>
          <table:table-cell table:style-name="ce181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11"/>
          <table:table-cell table:number-columns-repeated="16382"/>
        </table:table-row>
        <table:table-row table:style-name="ro27">
          <table:table-cell/>
          <table:table-cell table:style-name="ce181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11"/>
          <table:table-cell table:number-columns-repeated="16382"/>
        </table:table-row>
        <table:table-row table:style-name="ro27">
          <table:table-cell/>
          <table:table-cell table:style-name="ce181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1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11"/>
          <table:table-cell table:number-columns-repeated="16382"/>
        </table:table-row>
        <table:table-row table:style-name="ro27">
          <table:table-cell/>
          <table:table-cell table:style-name="ce181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11"/>
          <table:table-cell table:number-columns-repeated="16382"/>
        </table:table-row>
        <table:table-row table:style-name="ro21">
          <table:table-cell table:style-name="ce179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2" office:value-type="string" calcext:value-type="string">
            <text:p>V8.5.0 – 1K</text:p>
          </table:table-cell>
        </table:table-row>
        <table:table-row table:style-name="ro1">
          <table:table-cell table:style-name="ce181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3" office:value-type="string" calcext:value-type="string">
            <text:p>* SFÉ számítása automatikus</text:p>
          </table:table-cell>
        </table:table-row>
        <table:table-row table:style-name="ro1">
          <table:table-cell table:style-name="ce181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1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1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1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1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13"/>
        </table:table-row>
        <table:table-row table:style-name="ro1">
          <table:table-cell table:style-name="ce1812" office:value-type="string" calcext:value-type="string">
            <text:p>V8.3.2</text:p>
          </table:table-cell>
        </table:table-row>
        <table:table-row table:style-name="ro1">
          <table:table-cell table:style-name="ce181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3"/>
        </table:table-row>
        <table:table-row table:style-name="ro1">
          <table:table-cell table:style-name="ce1812" office:value-type="string" calcext:value-type="string">
            <text:p>V8.3.1</text:p>
          </table:table-cell>
        </table:table-row>
        <table:table-row table:style-name="ro1">
          <table:table-cell table:style-name="ce181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3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13"/>
        </table:table-row>
        <table:table-row table:style-name="ro1">
          <table:table-cell table:style-name="ce1812" office:value-type="string" calcext:value-type="string">
            <text:p>V8.3.0</text:p>
          </table:table-cell>
        </table:table-row>
        <table:table-row table:style-name="ro1">
          <table:table-cell table:style-name="ce1813" office:value-type="string" calcext:value-type="string">
            <text:p>* Történelemismeret: Átfogó</text:p>
          </table:table-cell>
        </table:table-row>
        <table:table-row table:style-name="ro1">
          <table:table-cell table:style-name="ce181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Irodalom-ismeret megszűnt</text:p>
          </table:table-cell>
        </table:table-row>
        <table:table-row table:style-name="ro1">
          <table:table-cell table:style-name="ce181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1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zekunder képzettségek maximuma: (szint x <text:span text:style-name="T78">6</text:span>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Kiegészítő KP / Szint: (</text:span><text:span text:style-name="T79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Új]</text:span>: Erőbónusz beszámít: (Erő/2) <text:span text:style-name="T80">→ </text:span><text:span text:style-name="T81">lefelé</text:span><text:span text:style-name="T80"> kerekítve</text:span>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                   <text:span text:style-name="T8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                   <text:span text:style-name="T8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1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1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14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52"> </text:span><text:span text:style-name="T82">→</text:span><text:span text:style-name="T52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2">  </text:span><text:span text:style-name="T82">→</text:span><text:span text:style-name="T52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2">  </text:span><text:span text:style-name="T82">→</text:span><text:span text:style-name="T52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2">  </text:span><text:span text:style-name="T82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2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1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5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798"/>
        <table:table-column table:style-name="co95" table:default-cell-style-name="ce1798"/>
        <table:table-column table:style-name="co96" table:default-cell-style-name="ce1798"/>
        <table:table-column table:style-name="co98" table:default-cell-style-name="ce1798"/>
        <table:table-column table:style-name="co96" table:default-cell-style-name="ce1798"/>
        <table:table-column table:style-name="co49" table:default-cell-style-name="ce1798"/>
        <table:table-column table:style-name="co99" table:default-cell-style-name="ce1798"/>
        <table:table-column table:style-name="co100" table:default-cell-style-name="ce1798"/>
        <table:table-column table:style-name="co101" table:default-cell-style-name="ce1798"/>
        <table:table-column table:style-name="co102" table:default-cell-style-name="ce1798"/>
        <table:table-column table:style-name="co103" table:default-cell-style-name="ce1798"/>
        <table:table-column table:style-name="co104" table:default-cell-style-name="ce1798"/>
        <table:table-column table:style-name="co37" table:default-cell-style-name="ce1798"/>
        <table:table-column table:style-name="co105" table:default-cell-style-name="ce1798"/>
        <table:table-column table:style-name="co106" table:default-cell-style-name="ce1798"/>
        <table:table-column table:style-name="co107" table:default-cell-style-name="ce1798"/>
        <table:table-column table:style-name="co108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52"/>
          <table:covered-table-cell table:style-name="ce1880"/>
          <table:covered-table-cell table:style-name="ce1888"/>
          <table:covered-table-cell table:style-name="ce1898"/>
          <table:covered-table-cell table:number-columns-repeated="6" table:style-name="ce1888"/>
          <table:covered-table-cell table:number-columns-repeated="3" table:style-name="ce1970"/>
          <table:covered-table-cell table:style-name="ce1888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852"/>
          <table:table-cell table:style-name="ce1880"/>
          <table:table-cell table:style-name="ce1888"/>
          <table:table-cell table:style-name="ce1898"/>
          <table:table-cell table:style-name="ce1888" table:number-columns-repeated="6"/>
          <table:table-cell table:style-name="ce1970" table:number-columns-repeated="3"/>
          <table:table-cell table:style-name="ce1888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39" office:value-type="string" calcext:value-type="string">
            <text:p>Szint</text:p>
          </table:table-cell>
          <table:table-cell table:style-name="ce1839" office:value-type="string" calcext:value-type="string" table:number-columns-spanned="2" table:number-rows-spanned="1">
            <text:p>KP</text:p>
          </table:table-cell>
          <table:covered-table-cell table:style-name="ce183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4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3"/>
          <table:table-cell table:style-name="ce192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0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47"/>
          <table:table-cell table:number-columns-repeated="240"/>
        </table:table-row>
        <table:table-row table:style-name="ro2">
          <table:table-cell table:style-name="ce183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3"/>
          <table:table-cell table:style-name="ce896" table:number-columns-repeated="2"/>
          <table:table-cell/>
          <table:table-cell table:style-name="ce1847" office:value-type="float" office:value="0" calcext:value-type="float">
            <text:p>0</text:p>
          </table:table-cell>
          <table:table-cell table:style-name="ce1847" office:value-type="float" office:value="-10" calcext:value-type="float">
            <text:p>-10</text:p>
          </table:table-cell>
          <table:table-cell table:style-name="ce1847" office:value-type="float" office:value="-20" calcext:value-type="float">
            <text:p>-20</text:p>
          </table:table-cell>
          <table:table-cell table:style-name="ce184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41" table:number-columns-repeated="3"/>
          <table:table-cell table:style-name="ce1803"/>
          <table:table-cell table:style-name="ce1291"/>
          <table:table-cell table:style-name="ce1298"/>
          <table:table-cell table:style-name="ce1291"/>
          <table:table-cell table:style-name="ce180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2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2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1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36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36" office:value-type="string" calcext:value-type="string">
            <text:p>Erőbónusz</text:p>
          </table:table-cell>
          <table:table-cell table:style-name="ce1936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36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3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34"/>
          <table:table-cell table:number-columns-repeated="2"/>
          <table:table-cell table:style-name="ce184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34"/>
          <table:table-cell table:number-columns-repeated="2"/>
          <table:table-cell table:style-name="ce187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34"/>
          <table:table-cell table:number-columns-repeated="2"/>
          <table:table-cell table:style-name="ce187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47" office:value-type="string" calcext:value-type="string">
            <text:p>Erőbónusz</text:p>
          </table:table-cell>
          <table:table-cell table:style-name="ce184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34"/>
          <table:table-cell table:number-columns-repeated="2"/>
          <table:table-cell table:style-name="ce1846" office:value-type="string" calcext:value-type="string">
            <text:p>Fok</text:p>
          </table:table-cell>
          <table:table-cell table:style-name="ce18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834"/>
          <table:table-cell table:number-columns-repeated="2"/>
          <table:table-cell table:style-name="ce1847" office:value-type="float" office:value="0" calcext:value-type="float">
            <text:p>0</text:p>
          </table:table-cell>
          <table:table-cell table:style-name="ce18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4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4"/>
          <table:table-cell table:style-name="ce1485"/>
          <table:table-cell/>
          <table:table-cell table:style-name="ce184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47"/>
          <table:table-cell table:number-columns-repeated="248"/>
        </table:table-row>
        <table:table-row table:style-name="ro2">
          <table:table-cell table:style-name="ce1834"/>
          <table:table-cell table:number-columns-repeated="2"/>
          <table:table-cell table:style-name="ce184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4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4"/>
          <table:table-cell table:number-columns-repeated="2"/>
          <table:table-cell table:style-name="ce184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46" office:value-type="string" calcext:value-type="string">
            <text:p>Fok</text:p>
          </table:table-cell>
          <table:table-cell table:style-name="ce1846" office:value-type="string" calcext:value-type="string">
            <text:p>Sebesség bónusz</text:p>
          </table:table-cell>
          <table:table-cell table:style-name="ce184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4"/>
          <table:table-cell table:number-columns-repeated="5"/>
          <table:table-cell table:style-name="ce180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4"/>
          <table:table-cell table:number-columns-repeated="4"/>
          <table:table-cell table:style-name="ce190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34"/>
          <table:table-cell table:style-name="ce1843" office:value-type="string" calcext:value-type="string" table:number-columns-spanned="2" table:number-rows-spanned="1">
            <text:p>Pajzs</text:p>
          </table:table-cell>
          <table:covered-table-cell/>
          <table:table-cell table:style-name="ce1843" office:value-type="string" calcext:value-type="string">
            <text:p>VÉ</text:p>
          </table:table-cell>
          <table:table-cell table:style-name="ce184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4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4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3"/>
          <table:table-cell table:style-name="ce925" table:number-columns-repeated="4"/>
          <table:table-cell table:number-columns-repeated="243"/>
        </table:table-row>
        <table:table-row table:style-name="ro2">
          <table:table-cell table:style-name="ce1834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848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25" table:number-columns-repeated="2"/>
          <table:table-cell table:number-columns-repeated="243"/>
        </table:table-row>
        <table:table-row table:style-name="ro2">
          <table:table-cell table:style-name="ce1834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846" table:content-validation-name="val184" office:value-type="string" calcext:value-type="string">
            <text:p>Fok</text:p>
          </table:table-cell>
          <table:table-cell table:style-name="ce1846" table:content-validation-name="val184" office:value-type="string" calcext:value-type="string">
            <text:p>Bónusz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34"/>
          <table:table-cell table:number-columns-repeated="7"/>
          <table:table-cell table:style-name="ce180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34" table:content-validation-name="val56"/>
          <table:table-cell table:style-name="ce1845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7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991"/>
          <table:table-cell table:style-name="ce1977"/>
          <table:table-cell table:number-columns-repeated="243"/>
        </table:table-row>
        <table:table-row table:style-name="ro2">
          <table:table-cell table:style-name="ce1834" table:content-validation-name="val56"/>
          <table:table-cell table:style-name="ce1846" table:content-validation-name="val56" office:value-type="string" calcext:value-type="string" table:number-columns-spanned="2" table:number-rows-spanned="1">
            <text:p>Fok</text:p>
          </table:table-cell>
          <table:covered-table-cell table:style-name="ce925" table:content-validation-name="val56"/>
          <table:table-cell table:style-name="ce1846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5" table:content-validation-name="val56"/>
          <table:table-cell table:content-validation-name="val56" table:number-columns-repeated="3"/>
          <table:table-cell table:style-name="ce991" table:number-columns-repeated="3"/>
          <table:table-cell table:style-name="ce1977"/>
          <table:table-cell table:number-columns-repeated="243"/>
        </table:table-row>
        <table:table-row table:style-name="ro2">
          <table:table-cell table:style-name="ce1834" table:content-validation-name="val56"/>
          <table:table-cell table:style-name="ce1847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886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991" table:content-validation-name="val56"/>
          <table:table-cell table:style-name="ce991" table:content-validation-name="val56"/>
          <table:table-cell table:style-name="ce1977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34" table:content-validation-name="val56"/>
          <table:table-cell table:style-name="ce1847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886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46" table:content-validation-name="val56" office:value-type="string" calcext:value-type="string">
            <text:p>Fegyver</text:p>
          </table:table-cell>
          <table:table-cell table:style-name="ce1846" table:content-validation-name="val56" office:value-type="string" calcext:value-type="string">
            <text:p>Mf Innen számít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34" table:content-validation-name="val56"/>
          <table:table-cell table:style-name="ce1847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886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34" table:content-validation-name="val56"/>
          <table:table-cell table:style-name="ce1847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886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834" table:content-validation-name="val56"/>
          <table:table-cell table:style-name="ce1841" table:content-validation-name="val56" table:number-columns-repeated="3"/>
          <table:table-cell table:style-name="ce1803" table:content-validation-name="val56"/>
          <table:table-cell table:style-name="ce1910" table:content-validation-name="val56"/>
          <table:table-cell table:style-name="ce1803" table:content-validation-name="val56" table:number-columns-repeated="3"/>
          <table:table-cell table:style-name="ce991" table:content-validation-name="val56" table:number-columns-repeated="3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48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25" table:content-validation-name="val56"/>
          <table:covered-table-cell table:style-name="ce991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91" table:content-validation-name="val56"/>
          <table:table-cell table:style-name="ce1977" table:content-validation-name="val56"/>
          <table:table-cell table:style-name="ce1984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887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887" table:content-validation-name="val56"/>
          <table:table-cell table:style-name="ce1887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887" table:content-validation-name="val56" office:value-type="string" calcext:value-type="string">
            <text:p>Szúró</text:p>
          </table:table-cell>
          <table:table-cell table:style-name="ce1887" table:content-validation-name="val56" office:value-type="string" calcext:value-type="string">
            <text:p>Vágó</text:p>
          </table:table-cell>
          <table:table-cell table:style-name="ce1887" table:content-validation-name="val56" office:value-type="string" calcext:value-type="string">
            <text:p>Zúzó</text:p>
          </table:table-cell>
          <table:table-cell table:style-name="ce1887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51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51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51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51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51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51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51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51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887" table:content-validation-name="val56" office:value-type="string" calcext:value-type="string">
            <text:p>SFÉ</text:p>
          </table:table-cell>
          <table:table-cell table:style-name="ce1887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887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4"/>
          <table:table-cell table:style-name="Default" table:number-columns-repeated="4"/>
          <table:table-cell table:style-name="ce1910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34"/>
          <table:table-cell table:style-name="ce1841" table:number-columns-repeated="3"/>
          <table:table-cell table:style-name="ce1803"/>
          <table:table-cell table:style-name="ce1910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34"/>
          <table:table-cell table:style-name="ce1841" table:number-columns-repeated="3"/>
          <table:table-cell table:style-name="ce1803"/>
          <table:table-cell table:style-name="ce1910"/>
          <table:table-cell table:style-name="ce1803" table:number-columns-repeated="6"/>
          <table:table-cell table:style-name="ce1739"/>
          <table:table-cell table:style-name="ce1984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834"/>
          <table:table-cell table:style-name="ce1841" table:number-columns-repeated="3"/>
          <table:table-cell table:style-name="ce1803"/>
          <table:table-cell table:number-columns-repeated="4"/>
          <table:table-cell table:style-name="ce1803" table:number-columns-repeated="3"/>
          <table:table-cell table:style-name="ce1739"/>
          <table:table-cell table:style-name="ce1984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834"/>
          <table:table-cell table:number-columns-repeated="8"/>
          <table:table-cell table:style-name="ce1803" table:number-columns-repeated="3"/>
          <table:table-cell table:style-name="ce1739"/>
          <table:table-cell table:style-name="ce1984" table:number-columns-repeated="2"/>
          <table:table-cell table:style-name="ce180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3" table:number-columns-repeated="3"/>
          <table:table-cell table:style-name="ce1739"/>
          <table:table-cell table:style-name="ce1984" table:number-columns-repeated="2"/>
          <table:table-cell table:style-name="ce1803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5:59:59.98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6:01:14.169000000</dc:date>
    <meta:editing-cycles>592</meta:editing-cycles>
    <meta:editing-duration>P4DT4H22M42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